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udio Asset List v1.2</text:p>
      <text:p text:style-name="Standard">10/16/13</text:p>
      <text:p text:style-name="Standard">Not in order of importance</text:p>
      <text:p text:style-name="Standard"/>
      <text:list xml:id="list4022290716093127501" text:style-name="L1">
        <text:list-item>
          <text:p text:style-name="P1">background songs (as many as you think there should be)</text:p>
          <text:list>
            <text:list-item>
              <text:p text:style-name="P1">fighting</text:p>
            </text:list-item>
            <text:list-item>
              <text:p text:style-name="P1">building</text:p>
            </text:list-item>
            <text:list-item>
              <text:p text:style-name="P1">traveling</text:p>
            </text:list-item>
            <text:list-item>
              <text:p text:style-name="P1">random ambiance</text:p>
            </text:list-item>
            <text:list-item>
              <text:p text:style-name="P1">theme song for trailer?</text:p>
            </text:list-item>
          </text:list>
        </text:list-item>
        <text:list-item>
          <text:p text:style-name="P1">sound effects</text:p>
          <text:list>
            <text:list-item>
              <text:p text:style-name="P1">walking</text:p>
              <text:list>
                <text:list-item>
                  <text:p text:style-name="P1">walking for robots</text:p>
                </text:list-item>
                <text:list-item>
                  <text:p text:style-name="P1">walking for everyone else</text:p>
                </text:list-item>
              </text:list>
            </text:list-item>
            <text:list-item>
              <text:p text:style-name="P1">talking</text:p>
              <text:list>
                <text:list-item>
                  <text:p text:style-name="P1">different for each of the five groups (see doc)</text:p>
                </text:list-item>
                <text:list-item>
                  <text:p text:style-name="P1">different for male/female</text:p>
                </text:list-item>
              </text:list>
            </text:list-item>
            <text:list-item>
              <text:p text:style-name="P1">fighting</text:p>
              <text:list>
                <text:list-item>
                  <text:p text:style-name="P1">punch</text:p>
                </text:list-item>
                <text:list-item>
                  <text:p text:style-name="P1">sword clash</text:p>
                </text:list-item>
                <text:list-item>
                  <text:p text:style-name="P1">arrow shot</text:p>
                </text:list-item>
                <text:list-item>
                  <text:p text:style-name="P1">arrow hit something</text:p>
                </text:list-item>
                <text:list-item>
                  <text:p text:style-name="P1">gunshot</text:p>
                </text:list-item>
                <text:list-item>
                  <text:p text:style-name="P1">someone got hurt by anything</text:p>
                </text:list-item>
              </text:list>
            </text:list-item>
            <text:list-item>
              <text:p text:style-name="P1">wizard stuff</text:p>
              <text:list>
                <text:list-item>
                  <text:p text:style-name="P1">boom</text:p>
                </text:list-item>
                <text:list-item>
                  <text:p text:style-name="P1">clash</text:p>
                </text:list-item>
                <text:list-item>
                  <text:p text:style-name="P1">yell</text:p>
                </text:list-item>
              </text:list>
            </text:list-item>
            <text:list-item>
              <text:p text:style-name="P1">eating</text:p>
            </text:list-item>
            <text:list-item>
              <text:p text:style-name="P1">building</text:p>
              <text:list>
                <text:list-item>
                  <text:p text:style-name="P1">dragging something</text:p>
                </text:list-item>
                <text:list-item>
                  <text:p text:style-name="P1">something being made</text:p>
                </text:list-item>
              </text:list>
            </text:list-item>
            <text:list-item>
              <text:p text:style-name="P1">menu select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54S</meta:editing-duration>
    <meta:editing-cycles>8</meta:editing-cycles>
    <meta:generator>OpenOffice/4.0.0$Win32 OpenOffice.org_project/400m3$Build-9702</meta:generator>
    <dc:date>2013-10-17T10:05:24.67</dc:date>
    <dc:creator>Nate Schultz</dc:creator>
    <meta:document-statistic meta:table-count="0" meta:image-count="0" meta:object-count="0" meta:page-count="1" meta:paragraph-count="32" meta:word-count="110" meta:character-count="523"/>
    <meta:user-defined meta:name="Info 1"/>
    <meta:user-defined meta:name="Info 2"/>
    <meta:user-defined meta:name="Info 3"/>
    <meta:user-defined meta:name="Info 4"/>
  </office:meta>
</office:document-meta>
</file>